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07B039B109C.png" manifest:media-type="image/png"/>
  <manifest:file-entry manifest:full-path="Pictures/10000001000000250000003D626F8504.png" manifest:media-type="image/png"/>
  <manifest:file-entry manifest:full-path="Pictures/10000001000000250000003DF312A61E.png" manifest:media-type="image/png"/>
  <manifest:file-entry manifest:full-path="Pictures/10000001000000250000003D26FF41F3.png" manifest:media-type="image/png"/>
  <manifest:file-entry manifest:full-path="Pictures/10000001000000250000003DA55F577B.png" manifest:media-type="image/png"/>
  <manifest:file-entry manifest:full-path="Pictures/10000001000000250000003D090BE4D5.png" manifest:media-type="image/png"/>
  <manifest:file-entry manifest:full-path="Pictures/10000001000000250000003D6825FC91.png" manifest:media-type="image/png"/>
  <manifest:file-entry manifest:full-path="Pictures/10000001000000250000003DB67FF7A5.png" manifest:media-type="image/png"/>
  <manifest:file-entry manifest:full-path="Pictures/10000001000000250000003D34227461.png" manifest:media-type="image/png"/>
  <manifest:file-entry manifest:full-path="Pictures/10000001000000250000003DB78262E9.png" manifest:media-type="image/png"/>
  <manifest:file-entry manifest:full-path="Pictures/10000001000000250000003D9876C7CF.png" manifest:media-type="image/png"/>
  <manifest:file-entry manifest:full-path="Pictures/10000001000000250000003D70B2B096.png" manifest:media-type="image/png"/>
  <manifest:file-entry manifest:full-path="Pictures/10000001000000250000003D4D9B20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4.61cm" table:align="left" fo:background-color="#1a1a1a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7.594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7.516cm"/>
    </style:style>
    <style:style style:name="Table1.E" style:family="table-column">
      <style:table-column-properties style:column-width="7.489cm"/>
    </style:style>
    <style:style style:name="Table1.A1" style:family="table-cell">
      <style:table-cell-properties fo:background-color="transparent" fo:padding="0.097cm" fo:border-left="0.5pt solid #ffb000" fo:border-right="none" fo:border-top="0.5pt solid #ffb000" fo:border-bottom="0.5pt solid #ffb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ffb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ffb000" fo:border-right="none" fo:border-top="none" fo:border-bottom="0.5pt solid #ffb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ffb000" fo:border-right="0.5pt solid #ffb000" fo:border-top="none" fo:border-bottom="0.5pt solid #ffb000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2" style:family="table">
      <style:table-properties style:width="24.61cm" table:align="left" style:shadow="none" style:may-break-between-rows="true" table:border-model="collapsing"/>
    </style:style>
    <style:style style:name="Table2.A" style:family="table-column">
      <style:table-column-properties style:column-width="7.594cm"/>
    </style:style>
    <style:style style:name="Table2.B" style:family="table-column">
      <style:table-column-properties style:column-width="1.005cm"/>
    </style:style>
    <style:style style:name="Table2.C" style:family="table-column">
      <style:table-column-properties style:column-width="7.516cm"/>
    </style:style>
    <style:style style:name="Table2.E" style:family="table-column">
      <style:table-column-properties style:column-width="7.48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ffb000" fo:border-right="none" fo:border-top="0.5pt solid #ffb000" fo:border-bottom="0.5pt solid #ffb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ffb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ffb000" fo:border-right="none" fo:border-top="none" fo:border-bottom="0.5pt solid #ffb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ffb000" fo:border-right="0.5pt solid #ffb000" fo:border-top="none" fo:border-bottom="0.5pt solid #ffb000" style:writing-mode="page">
        <style:background-image/>
      </style:table-cell-properties>
    </style:style>
    <style:style style:name="Table3" style:family="table">
      <style:table-properties style:width="24.61cm" table:align="left" style:shadow="none" style:may-break-between-rows="true" table:border-model="collapsing"/>
    </style:style>
    <style:style style:name="Table3.A" style:family="table-column">
      <style:table-column-properties style:column-width="7.594cm"/>
    </style:style>
    <style:style style:name="Table3.B" style:family="table-column">
      <style:table-column-properties style:column-width="1.005cm"/>
    </style:style>
    <style:style style:name="Table3.C" style:family="table-column">
      <style:table-column-properties style:column-width="7.516cm"/>
    </style:style>
    <style:style style:name="Table3.E" style:family="table-column">
      <style:table-column-properties style:column-width="7.48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ffb000" fo:border-right="none" fo:border-top="0.5pt solid #ffb000" fo:border-bottom="0.5pt solid #ffb000" style:writing-mode="page">
        <style:background-image/>
      </style:table-cell-properties>
    </style:style>
    <style:style style:name="Table3.E1" style:family="table-cell">
      <style:table-cell-properties fo:background-color="transparent" fo:padding="0.097cm" fo:border="0.5pt solid #ffb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ffb000" fo:border-right="none" fo:border-top="none" fo:border-bottom="0.5pt solid #ffb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ffb000" fo:border-right="0.5pt solid #ffb000" fo:border-top="none" fo:border-bottom="0.5pt solid #ffb000" style:writing-mode="page">
        <style:background-image/>
      </style:table-cell-properties>
    </style:style>
    <style:style style:name="Table3.7" style:family="table-row">
      <style:table-row-properties style:min-row-height="0.651cm" fo:keep-together="auto"/>
    </style:style>
    <style:style style:name="Table4" style:family="table">
      <style:table-properties style:width="24.61cm" table:align="left" style:shadow="none" style:may-break-between-rows="true" table:border-model="collapsing"/>
    </style:style>
    <style:style style:name="Table4.A" style:family="table-column">
      <style:table-column-properties style:column-width="7.594cm"/>
    </style:style>
    <style:style style:name="Table4.B" style:family="table-column">
      <style:table-column-properties style:column-width="1.005cm"/>
    </style:style>
    <style:style style:name="Table4.C" style:family="table-column">
      <style:table-column-properties style:column-width="7.516cm"/>
    </style:style>
    <style:style style:name="Table4.E" style:family="table-column">
      <style:table-column-properties style:column-width="7.489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="0.5pt solid #ffcc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ffcc00" fo:border-right="none" fo:border-top="none" fo:border-bottom="0.5pt solid #ffcc00" style:writing-mode="page">
        <style:background-image/>
      </style:table-cell-properties>
    </style:style>
    <style:style style:name="Table4.E2" style:family="table-cell">
      <style:table-cell-properties fo:background-color="transparent" fo:padding="0.097cm" fo:border-left="0.5pt solid #ffcc00" fo:border-right="0.5pt solid #ffcc00" fo:border-top="none" fo:border-bottom="0.5pt solid #ffcc00" style:writing-mode="page">
        <style:background-image/>
      </style:table-cell-properties>
    </style:style>
    <style:style style:name="Table4.5" style:family="table-row">
      <style:table-row-properties style:min-row-height="1.476cm"/>
    </style:style>
    <style:style style:name="Table5" style:family="table">
      <style:table-properties style:width="24.61cm" table:align="left" style:shadow="none" style:may-break-between-rows="true" table:border-model="collapsing"/>
    </style:style>
    <style:style style:name="Table5.A" style:family="table-column">
      <style:table-column-properties style:column-width="7.594cm"/>
    </style:style>
    <style:style style:name="Table5.B" style:family="table-column">
      <style:table-column-properties style:column-width="1.005cm"/>
    </style:style>
    <style:style style:name="Table5.C" style:family="table-column">
      <style:table-column-properties style:column-width="7.516cm"/>
    </style:style>
    <style:style style:name="Table5.E" style:family="table-column">
      <style:table-column-properties style:column-width="7.48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97cm" fo:border-left="0.5pt solid #ffb000" fo:border-right="none" fo:border-top="0.5pt solid #ffb000" fo:border-bottom="0.5pt solid #ffb000" style:writing-mode="page">
        <style:background-image/>
      </style:table-cell-properties>
    </style:style>
    <style:style style:name="Table5.E1" style:family="table-cell">
      <style:table-cell-properties fo:background-color="transparent" fo:padding="0.097cm" fo:border="0.5pt solid #ffb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ffb000" fo:border-right="none" fo:border-top="none" fo:border-bottom="0.5pt solid #ffb000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-left="0.5pt solid #ffb000" fo:border-right="0.5pt solid #ffb000" fo:border-top="none" fo:border-bottom="0.5pt solid #ffb000" style:writing-mode="page">
        <style:background-image/>
      </style:table-cell-properties>
    </style:style>
    <style:style style:name="Table6" style:family="table">
      <style:table-properties style:width="24.61cm" table:align="left" style:shadow="none" style:may-break-between-rows="true" table:border-model="collapsing"/>
    </style:style>
    <style:style style:name="Table6.A" style:family="table-column">
      <style:table-column-properties style:column-width="7.594cm"/>
    </style:style>
    <style:style style:name="Table6.B" style:family="table-column">
      <style:table-column-properties style:column-width="1.005cm"/>
    </style:style>
    <style:style style:name="Table6.C" style:family="table-column">
      <style:table-column-properties style:column-width="7.516cm"/>
    </style:style>
    <style:style style:name="Table6.E" style:family="table-column">
      <style:table-column-properties style:column-width="7.48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97cm" fo:border-left="0.5pt solid #ffb000" fo:border-right="none" fo:border-top="0.5pt solid #ffb000" fo:border-bottom="0.5pt solid #ffb000" style:writing-mode="page">
        <style:background-image/>
      </style:table-cell-properties>
    </style:style>
    <style:style style:name="Table6.E1" style:family="table-cell">
      <style:table-cell-properties fo:background-color="transparent" fo:padding="0.097cm" fo:border="0.5pt solid #ffb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ffb000" fo:border-right="none" fo:border-top="none" fo:border-bottom="0.5pt solid #ffb000" style:writing-mode="page">
        <style:background-image/>
      </style:table-cell-properties>
    </style:style>
    <style:style style:name="Table6.E2" style:family="table-cell">
      <style:table-cell-properties fo:background-color="transparent" fo:padding="0.097cm" fo:border-left="0.5pt solid #ffb000" fo:border-right="0.5pt solid #ffb000" fo:border-top="none" fo:border-bottom="0.5pt solid #ffb000" style:writing-mode="page">
        <style:background-image/>
      </style:table-cell-properties>
    </style:style>
    <style:style style:name="Table7" style:family="table">
      <style:table-properties style:width="24.61cm" table:align="left" style:shadow="none" style:may-break-between-rows="true" table:border-model="collapsing"/>
    </style:style>
    <style:style style:name="Table7.A" style:family="table-column">
      <style:table-column-properties style:column-width="7.594cm"/>
    </style:style>
    <style:style style:name="Table7.B" style:family="table-column">
      <style:table-column-properties style:column-width="1.005cm"/>
    </style:style>
    <style:style style:name="Table7.C" style:family="table-column">
      <style:table-column-properties style:column-width="7.516cm"/>
    </style:style>
    <style:style style:name="Table7.E" style:family="table-column">
      <style:table-column-properties style:column-width="7.489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97cm" fo:border="0.5pt solid #ffb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ffb000" fo:border-right="none" fo:border-top="none" fo:border-bottom="0.5pt solid #ffb000" style:writing-mode="page">
        <style:background-image/>
      </style:table-cell-properties>
    </style:style>
    <style:style style:name="Table7.E2" style:family="table-cell">
      <style:table-cell-properties fo:background-color="transparent" fo:padding="0.097cm" fo:border-left="0.5pt solid #ffb000" fo:border-right="0.5pt solid #ffb000" fo:border-top="none" fo:border-bottom="0.5pt solid #ffb000" style:writing-mode="page">
        <style:background-image/>
      </style:table-cell-properties>
    </style:style>
    <style:style style:name="P1" style:family="paragraph" style:parent-style-name="Standard">
      <style:text-properties fo:color="#ffcc00" loext:opacity="100%" officeooo:rsid="003afa7d" officeooo:paragraph-rsid="000b8c76"/>
    </style:style>
    <style:style style:name="P2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c76" officeooo:paragraph-rsid="000bbf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c76" officeooo:paragraph-rsid="000d83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0a2" officeooo:paragraph-rsid="001610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8b6" officeooo:paragraph-rsid="002818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380" officeooo:paragraph-rsid="001343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c3c" officeooo:paragraph-rsid="00158c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3ef" officeooo:paragraph-rsid="002163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b96" officeooo:paragraph-rsid="00204b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c35" officeooo:paragraph-rsid="00141c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ee0" officeooo:paragraph-rsid="00239e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f83" officeooo:paragraph-rsid="0018ff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58e" officeooo:paragraph-rsid="001555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ffcc00" loext:opacity="100%" officeooo:rsid="000b8c76" officeooo:paragraph-rsid="000b8c76"/>
    </style:style>
    <style:style style:name="P16" style:family="paragraph" style:parent-style-name="Standard">
      <style:text-properties fo:color="#ffcc00" loext:opacity="100%" officeooo:rsid="002fd5e1" officeooo:paragraph-rsid="002fd5e1"/>
    </style:style>
    <style:style style:name="P17" style:family="paragraph" style:parent-style-name="Standard" style:list-style-name="List_20_1">
      <style:text-properties fo:color="#ffcc00" loext:opacity="100%" officeooo:rsid="002fd5e1" officeooo:paragraph-rsid="00311d58"/>
    </style:style>
    <style:style style:name="P18" style:family="paragraph" style:parent-style-name="Standard" style:list-style-name="List_20_1">
      <style:text-properties fo:color="#ffcc00" loext:opacity="100%" officeooo:rsid="0031d2b5" officeooo:paragraph-rsid="003c7981"/>
    </style:style>
    <style:style style:name="P19" style:family="paragraph" style:parent-style-name="Standard">
      <style:text-properties fo:color="#ffcc00" loext:opacity="100%" officeooo:rsid="003c7981" officeooo:paragraph-rsid="003c7981"/>
    </style:style>
    <style:style style:name="P20" style:family="paragraph" style:parent-style-name="Standard">
      <style:paragraph-properties fo:break-before="page"/>
      <style:text-properties fo:color="#ffcc00" loext:opacity="100%" officeooo:rsid="003afa7d" officeooo:paragraph-rsid="003cf689"/>
    </style:style>
    <style:style style:name="P21" style:family="paragraph" style:parent-style-name="Standard">
      <style:text-properties fo:color="#ffcc00" loext:opacity="100%" officeooo:rsid="003afa7d" officeooo:paragraph-rsid="003cf689"/>
    </style:style>
    <style:style style:name="P22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c76" officeooo:paragraph-rsid="003cf6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cf6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8b6" officeooo:paragraph-rsid="003cf6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380" officeooo:paragraph-rsid="003cf6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359f" officeooo:paragraph-rsid="00493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f2f6" officeooo:paragraph-rsid="0047f2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f2f6" officeooo:paragraph-rsid="0047f2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3ef" officeooo:paragraph-rsid="003cf6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b96" officeooo:paragraph-rsid="0045f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c35" officeooo:paragraph-rsid="003cf6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ee0" officeooo:paragraph-rsid="003cf6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58e" officeooo:paragraph-rsid="003cf6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58e" officeooo:paragraph-rsid="0045f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fo:color="#ffcc00" loext:opacity="100%" officeooo:rsid="000b8c76" officeooo:paragraph-rsid="003cf689"/>
    </style:style>
    <style:style style:name="P36" style:family="paragraph" style:parent-style-name="Standard">
      <style:text-properties fo:color="#ffcc00" loext:opacity="100%" officeooo:rsid="002fd5e1" officeooo:paragraph-rsid="003cf689"/>
    </style:style>
    <style:style style:name="P37" style:family="paragraph" style:parent-style-name="Standard" style:list-style-name="List_20_1">
      <style:text-properties fo:color="#ffcc00" loext:opacity="100%" officeooo:rsid="002fd5e1" officeooo:paragraph-rsid="003cf689"/>
    </style:style>
    <style:style style:name="P38" style:family="paragraph" style:parent-style-name="Standard" style:list-style-name="List_20_1">
      <style:text-properties fo:color="#ffcc00" loext:opacity="100%" officeooo:rsid="0031d2b5" officeooo:paragraph-rsid="003cf689"/>
    </style:style>
    <style:style style:name="P39" style:family="paragraph" style:parent-style-name="Standard">
      <style:text-properties fo:color="#ffcc00" loext:opacity="100%" officeooo:rsid="003c7981" officeooo:paragraph-rsid="003cf689"/>
    </style:style>
    <style:style style:name="P40" style:family="paragraph" style:parent-style-name="Standard">
      <style:paragraph-properties fo:break-before="page"/>
      <style:text-properties fo:color="#ffcc00" loext:opacity="100%" officeooo:rsid="003afa7d" officeooo:paragraph-rsid="004edda0"/>
    </style:style>
    <style:style style:name="P41" style:family="paragraph" style:parent-style-name="Standard">
      <style:text-properties fo:color="#ffcc00" loext:opacity="100%" officeooo:rsid="003afa7d" officeooo:paragraph-rsid="004edda0"/>
    </style:style>
    <style:style style:name="P42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c76" officeooo:paragraph-rsid="004ed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ed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8b6" officeooo:paragraph-rsid="004ed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134380" officeooo:paragraph-rsid="004edda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380" officeooo:paragraph-rsid="004ed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9359f" officeooo:paragraph-rsid="004edda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359f" officeooo:paragraph-rsid="004ed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7f2f6" officeooo:paragraph-rsid="004edda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f2f6" officeooo:paragraph-rsid="004ed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f2f6" officeooo:paragraph-rsid="004ed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3ef" officeooo:paragraph-rsid="004ed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204b96" officeooo:paragraph-rsid="004edda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b96" officeooo:paragraph-rsid="004ed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c35" officeooo:paragraph-rsid="004ed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7f2f6" officeooo:paragraph-rsid="004edda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ee0" officeooo:paragraph-rsid="004ed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paragraph-rsid="004edda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15558e" officeooo:paragraph-rsid="004edda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58e" officeooo:paragraph-rsid="004ed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239ee0" officeooo:paragraph-rsid="0054f22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ee0" officeooo:paragraph-rsid="0054f2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fo:color="#ffcc00" loext:opacity="100%" officeooo:rsid="000b8c76" officeooo:paragraph-rsid="004edda0"/>
    </style:style>
    <style:style style:name="P64" style:family="paragraph" style:parent-style-name="Standard">
      <style:text-properties fo:color="#ffcc00" loext:opacity="100%" officeooo:rsid="002fd5e1" officeooo:paragraph-rsid="004edda0"/>
    </style:style>
    <style:style style:name="P65" style:family="paragraph" style:parent-style-name="Standard" style:list-style-name="List_20_1">
      <style:text-properties fo:color="#ffcc00" loext:opacity="100%" officeooo:rsid="002fd5e1" officeooo:paragraph-rsid="004edda0"/>
    </style:style>
    <style:style style:name="P66" style:family="paragraph" style:parent-style-name="Standard" style:list-style-name="List_20_1">
      <style:text-properties fo:color="#ffcc00" loext:opacity="100%" officeooo:rsid="0031d2b5" officeooo:paragraph-rsid="004edda0"/>
    </style:style>
    <style:style style:name="P67" style:family="paragraph" style:parent-style-name="Standard">
      <style:text-properties fo:color="#ffcc00" loext:opacity="100%" officeooo:rsid="003c7981" officeooo:paragraph-rsid="004edda0"/>
    </style:style>
    <style:style style:name="P68" style:family="paragraph" style:parent-style-name="Standard">
      <style:paragraph-properties fo:break-before="page"/>
      <style:text-properties fo:color="#ffcc00" loext:opacity="100%" officeooo:rsid="003afa7d" officeooo:paragraph-rsid="004fe11d"/>
    </style:style>
    <style:style style:name="P69" style:family="paragraph" style:parent-style-name="Standard">
      <style:text-properties fo:color="#ffcc00" loext:opacity="100%" officeooo:rsid="003afa7d" officeooo:paragraph-rsid="004fe11d"/>
    </style:style>
    <style:style style:name="P70" style:family="paragraph" style:parent-style-name="Standard">
      <style:paragraph-properties fo:text-align="center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c76" officeooo:paragraph-rsid="004fe1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c76" officeooo:paragraph-rsid="004fe1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fe1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8b6" officeooo:paragraph-rsid="004fe1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134380" officeooo:paragraph-rsid="004fe11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380" officeooo:paragraph-rsid="004fe1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359f" officeooo:paragraph-rsid="004fe1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7f2f6" officeooo:paragraph-rsid="004fe11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f2f6" officeooo:paragraph-rsid="004fe1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7f2f6" officeooo:paragraph-rsid="004fe11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f2f6" officeooo:paragraph-rsid="004fe1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3ef" officeooo:paragraph-rsid="004fe1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204b96" officeooo:paragraph-rsid="004fe11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b96" officeooo:paragraph-rsid="004fe1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7f2f6" officeooo:paragraph-rsid="0054f22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f2f6" officeooo:paragraph-rsid="0054f2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c35" officeooo:paragraph-rsid="004fe1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ee0" officeooo:paragraph-rsid="004fe1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15558e" officeooo:paragraph-rsid="004fe11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58e" officeooo:paragraph-rsid="004fe1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58e" officeooo:paragraph-rsid="007a47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fo:color="#ffcc00" loext:opacity="100%" officeooo:rsid="000b8c76" officeooo:paragraph-rsid="004fe11d"/>
    </style:style>
    <style:style style:name="P92" style:family="paragraph" style:parent-style-name="Standard">
      <style:text-properties fo:color="#ffcc00" loext:opacity="100%" officeooo:rsid="002fd5e1" officeooo:paragraph-rsid="004fe11d"/>
    </style:style>
    <style:style style:name="P93" style:family="paragraph" style:parent-style-name="Standard" style:list-style-name="List_20_1">
      <style:text-properties fo:color="#ffcc00" loext:opacity="100%" officeooo:rsid="002fd5e1" officeooo:paragraph-rsid="004fe11d"/>
    </style:style>
    <style:style style:name="P94" style:family="paragraph" style:parent-style-name="Standard" style:list-style-name="List_20_1">
      <style:text-properties fo:color="#ffcc00" loext:opacity="100%" officeooo:rsid="0031d2b5" officeooo:paragraph-rsid="004fe11d"/>
    </style:style>
    <style:style style:name="P95" style:family="paragraph" style:parent-style-name="Standard">
      <style:text-properties fo:color="#ffcc00" loext:opacity="100%" officeooo:rsid="003c7981" officeooo:paragraph-rsid="004fe11d"/>
    </style:style>
    <style:style style:name="P96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2818b6" officeooo:paragraph-rsid="004fe11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5a160b" officeooo:paragraph-rsid="005a160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160b" officeooo:paragraph-rsid="005a1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5a160b" officeooo:paragraph-rsid="005a160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160b" officeooo:paragraph-rsid="005a1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56b8fb" officeooo:paragraph-rsid="0056b8f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b8fb" officeooo:paragraph-rsid="0056b8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56b8fb" officeooo:paragraph-rsid="0056b8f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b8fb" officeooo:paragraph-rsid="0056b8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paragraph-rsid="004fe11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6" style:family="paragraph" style:parent-style-name="Standard">
      <style:paragraph-properties fo:text-align="center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c260" officeooo:paragraph-rsid="005cc2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571c1a" officeooo:paragraph-rsid="00571c1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1c1a" officeooo:paragraph-rsid="00571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9359f" officeooo:paragraph-rsid="004fe11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571c1a" officeooo:paragraph-rsid="00571c1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1c1a" officeooo:paragraph-rsid="00571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paragraph-rsid="0072951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ffcc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f9c3d"/>
    </style:style>
    <style:style style:name="T2" style:family="text">
      <style:text-properties officeooo:rsid="001b6430"/>
    </style:style>
    <style:style style:name="T3" style:family="text">
      <style:text-properties officeooo:rsid="001c038b"/>
    </style:style>
    <style:style style:name="T4" style:family="text">
      <style:text-properties style:text-position="super 58%"/>
    </style:style>
    <style:style style:name="T5" style:family="text">
      <style:text-properties officeooo:rsid="0019ab8c"/>
    </style:style>
    <style:style style:name="T6" style:family="text">
      <style:text-properties officeooo:rsid="00311d58"/>
    </style:style>
    <style:style style:name="T7" style:family="text">
      <style:text-properties officeooo:rsid="002fd5e1"/>
    </style:style>
    <style:style style:name="T8" style:family="text">
      <style:text-properties officeooo:rsid="003ea9a4"/>
    </style:style>
    <style:style style:name="T9" style:family="text">
      <style:text-properties officeooo:rsid="004518c0"/>
    </style:style>
    <style:style style:name="T10" style:family="text">
      <style:text-properties officeooo:rsid="0045ffb9"/>
    </style:style>
    <style:style style:name="T11" style:family="text">
      <style:text-properties officeooo:rsid="0069b0af"/>
    </style:style>
    <style:style style:name="T12" style:family="text">
      <style:text-properties officeooo:rsid="0067d147"/>
    </style:style>
    <style:style style:name="T13" style:family="text">
      <style:text-properties officeooo:rsid="006d77f1"/>
    </style:style>
    <style:style style:name="T14" style:family="text">
      <style:text-properties officeooo:rsid="007a477e"/>
    </style:style>
    <style:style style:name="T15" style:family="text">
      <style:text-properties officeooo:rsid="007b2c7c"/>
    </style:style>
    <style:style style:name="T16" style:family="text">
      <style:text-properties officeooo:rsid="007cf023"/>
    </style:style>
    <style:style style:name="T17" style:family="text">
      <style:text-properties officeooo:rsid="0070de18"/>
    </style:style>
    <style:style style:name="T18" style:family="text">
      <style:text-properties officeooo:rsid="0073f92a"/>
    </style:style>
    <style:style style:name="T19" style:family="text">
      <style:text-properties officeooo:rsid="00737e7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1.998cm" svg:y="-1.979cm" svg:width="29.699cm" svg:height="2.854cm" draw:z-index="0"><draw:image xlink:href="Pictures/10000001000005000000007B039B109C.png" xlink:type="simple" xlink:show="embed" xlink:actuate="onLoad" draw:mime-type="image/png"/></draw:frame></text:p>
      <text:p text:style-name="P1"/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2">Tier 1<text:tab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Tier 2</text:p>
          </table:table-cell>
          <table:table-cell table:style-name="Table1.A1" office:value-type="string">
            <text:p text:style-name="P3"/>
          </table:table-cell>
          <table:table-cell table:style-name="Table1.E1" office:value-type="string">
            <text:p text:style-name="P2">Tier 3</text:p>
          </table:table-cell>
        </table:table-row>
        <table:table-row>
          <table:table-cell table:style-name="Table1.A2" office:value-type="string">
            <text:p text:style-name="P4">3rd Degree </text:p>
            <text:p text:style-name="P5">Explosions inflict burning status effects.</text:p>
            <text:p text:style-name="P6">Can’t be used with Shrapnel.</text:p>
          </table:table-cell>
          <table:table-cell table:style-name="Table1.A2" office:value-type="string">
            <text:p text:style-name="P3"><draw:frame draw:style-name="fr2" draw:name="Image2 Copy 1" text:anchor-type="char" svg:width="0.811cm" svg:height="1.337cm" draw:z-index="8"><draw:image xlink:href="Pictures/10000001000000250000003DF312A61E.png" xlink:type="simple" xlink:show="embed" xlink:actuate="onLoad" draw:mime-type="image/png"/></draw:frame></text:p>
          </table:table-cell>
          <table:table-cell table:style-name="Table1.A2" office:value-type="string">
            <text:p text:style-name="P4">Rubber grenades</text:p>
            <text:p text:style-name="P7">Projectiles <text:span text:style-name="T1">shot by Lord </text:span>bounce on walls.</text:p>
            <text:p text:style-name="P7"/>
          </table:table-cell>
          <table:table-cell table:style-name="Table1.A2" office:value-type="string">
            <text:p text:style-name="P3"><draw:frame draw:style-name="fr3" draw:name="Image2 Copy 4" text:anchor-type="char" svg:width="0.811cm" svg:height="1.337cm" draw:z-index="11"><draw:image xlink:href="Pictures/10000001000000250000003D626F8504.png" xlink:type="simple" xlink:show="embed" xlink:actuate="onLoad" draw:mime-type="image/png"/></draw:frame></text:p>
          </table:table-cell>
          <table:table-cell table:style-name="Table1.E2" office:value-type="string">
            <text:p text:style-name="P4">Remote detonation</text:p>
            <text:p text:style-name="P8">Pressing E detonates projectiles early. Increases the damage dealt by them.</text:p>
          </table:table-cell>
        </table:table-row>
        <table:table-row>
          <table:table-cell table:style-name="Table1.A2" office:value-type="string">
            <text:p text:style-name="P4">Shrapnel</text:p>
            <text:p text:style-name="P5">Explosions <text:span text:style-name="T2">create</text:span><text:span text:style-name="T3">s</text:span> extra projectiles.</text:p>
            <text:p text:style-name="P6">Can’t be used with 3<text:span text:style-name="T4">rd</text:span> Degree.</text:p>
          </table:table-cell>
          <table:table-cell table:style-name="Table1.A2" office:value-type="string">
            <text:p text:style-name="P3"><draw:frame draw:style-name="fr2" draw:name="Image2" text:anchor-type="char" svg:width="0.811cm" svg:height="1.337cm" draw:z-index="12"><draw:image xlink:href="Pictures/10000001000000250000003D26FF41F3.png" xlink:type="simple" xlink:show="embed" xlink:actuate="onLoad" draw:mime-type="image/png"/></draw:frame></text:p>
          </table:table-cell>
          <table:table-cell table:style-name="Table1.A2" office:value-type="string">
            <text:p text:style-name="P4">Bigger Booms</text:p>
            <text:p text:style-name="P7">Increase size of explosions.</text:p>
            <text:p text:style-name="P7"/>
          </table:table-cell>
          <table:table-cell table:style-name="Table1.A2" office:value-type="string">
            <text:p text:style-name="P3"><draw:frame draw:style-name="fr3" draw:name="Image2 Copy 5" text:anchor-type="char" svg:width="0.811cm" svg:height="1.337cm" draw:z-index="13"><draw:image xlink:href="Pictures/10000001000000250000003DA55F577B.png" xlink:type="simple" xlink:show="embed" xlink:actuate="onLoad" draw:mime-type="image/png"/></draw:frame>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Giga ton Punch</text:p>
            <text:p text:style-name="P9">Increase knockback of Gauntlet Punch, it now affects allies. Increase recharge rate.</text:p>
          </table:table-cell>
          <table:table-cell table:style-name="Table1.A2" office:value-type="string">
            <text:p text:style-name="P3"><draw:frame draw:style-name="fr2" draw:name="Image2 Copy 2" text:anchor-type="char" svg:width="0.811cm" svg:height="1.337cm" draw:z-index="10"><draw:image xlink:href="Pictures/10000001000000250000003DF312A61E.png" xlink:type="simple" xlink:show="embed" xlink:actuate="onLoad" draw:mime-type="image/png"/></draw:frame></text:p>
          </table:table-cell>
          <table:table-cell table:style-name="Table1.A2" office:value-type="string">
            <text:p text:style-name="P4">Can't touch me</text:p>
            <text:p text:style-name="P10">Dash cooldown is decreased when agro is high.</text:p>
          </table:table-cell>
          <table:table-cell table:style-name="Table1.A2" office:value-type="string">
            <text:p text:style-name="P3"><draw:frame draw:style-name="fr3" draw:name="Image2 Copy 6" text:anchor-type="char" svg:width="0.811cm" svg:height="1.337cm" draw:z-index="9"><draw:image xlink:href="Pictures/10000001000000250000003DA55F577B.png" xlink:type="simple" xlink:show="embed" xlink:actuate="onLoad" draw:mime-type="image/png"/></draw:frame>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Taunt<text:tab/></text:p>
            <text:p text:style-name="P11">Gauntlet Punch incease agro.</text:p>
            <text:p text:style-name="P11"/>
          </table:table-cell>
          <table:table-cell table:style-name="Table1.A2" office:value-type="string">
            <text:p text:style-name="P3"><draw:frame draw:style-name="fr2" draw:name="Image2 Copy 3" text:anchor-type="char" svg:width="0.811cm" svg:height="1.337cm" draw:z-index="7"><draw:image xlink:href="Pictures/10000001000000250000003DA55F577B.png" xlink:type="simple" xlink:show="embed" xlink:actuate="onLoad" draw:mime-type="image/png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4">S.D.U.D.D.P.U.S.H.B.M.D.</text:p>
            <text:p text:style-name="P12">Upgrades Beast mode. Double duration, can’t die. Can’t use weapon for 5 sec after.</text:p>
          </table:table-cell>
        </table:table-row>
        <table:table-row table:style-name="Table1.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Dashing Blue Balls</text:p>
            <text:p text:style-name="P13">Dashing summons <text:span text:style-name="T5">Blue Bullets.</text:span></text:p>
            <text:p text:style-name="P14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15"/>
      <text:p text:style-name="P16">Tier 2 and Tier 3 upgrades can only be bought if:</text:p>
      <text:list text:style-name="List_20_1">
        <text:list-item>
          <text:list>
            <text:list-item>
              <text:p text:style-name="P17"><text:span text:style-name="T6">An upgrade of the previous tier was bought</text:span></text:p>
            </text:list-item>
            <text:list-item>
              <text:p text:style-name="P18">Required upgrade are bought, represented by arrows after the descriptions.</text:p>
            </text:list-item>
          </text:list>
        </text:list-item>
      </text:list>
      <text:p text:style-name="P19"><text:span text:style-name="T7">Upgrades with the text “Can’t be used with X” cannot be bought of X was bought </text:span><text:span text:style-name="T8">first</text:span><text:span text:style-name="T7">.</text:span></text:p>
      <text:p text:style-name="P20"><draw:frame draw:style-name="fr1" draw:name="Image1 Copy 1" text:anchor-type="char" svg:x="-1.998cm" svg:y="-1.979cm" svg:width="29.699cm" svg:height="2.854cm" draw:z-index="1"><draw:image xlink:href="Pictures/10000001000005000000007B039B109C.png" xlink:type="simple" xlink:show="embed" xlink:actuate="onLoad" draw:mime-type="image/png"/></draw:frame></text:p>
      <text:p text:style-name="P21"/>
      <text:p text:style-name="P21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 table:style-name="Table2.1">
          <table:table-cell table:style-name="Table2.A1" office:value-type="string">
            <text:p text:style-name="P22">Tier 1<text:tab/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2">Tier 2</text:p>
          </table:table-cell>
          <table:table-cell table:style-name="Table2.A1" office:value-type="string">
            <text:p text:style-name="P23"/>
          </table:table-cell>
          <table:table-cell table:style-name="Table2.E1" office:value-type="string">
            <text:p text:style-name="P22">Tier 3</text:p>
          </table:table-cell>
        </table:table-row>
        <table:table-row>
          <table:table-cell table:style-name="Table2.A2" office:value-type="string">
            <text:p text:style-name="P24">Kick and run</text:p>
            <text:p text:style-name="P24">Successfully kicking someone gives <text:span text:style-name="T9">Emeperor</text:span> a speed boost.</text:p>
          </table:table-cell>
          <table:table-cell table:style-name="Table2.A2" office:value-type="string">
            <text:p text:style-name="P23"><draw:frame draw:style-name="fr3" draw:name="Image2 Copy 4 Copy 1" text:anchor-type="char" svg:width="0.811cm" svg:height="1.337cm" draw:z-index="18"><draw:image xlink:href="Pictures/10000001000000250000003D626F8504.png" xlink:type="simple" xlink:show="embed" xlink:actuate="onLoad" draw:mime-type="image/png"/></draw:frame></text:p>
          </table:table-cell>
          <table:table-cell table:style-name="Table2.A2" office:value-type="string">
            <text:p text:style-name="P25">Kick to the balls</text:p>
            <text:p text:style-name="P25">Victims take more damage from all sources while they are stunned</text:p>
          </table:table-cell>
          <table:table-cell table:style-name="Table2.A2" office:value-type="string">
            <text:p text:style-name="P23"><draw:frame draw:style-name="fr3" draw:name="Image2 Copy 4 Copy 2" text:anchor-type="char" svg:width="0.811cm" svg:height="1.337cm" draw:z-index="17"><draw:image xlink:href="Pictures/10000001000000250000003D626F8504.png" xlink:type="simple" xlink:show="embed" xlink:actuate="onLoad" draw:mime-type="image/png"/></draw:frame></text:p>
          </table:table-cell>
          <table:table-cell table:style-name="Table2.E2" office:value-type="string">
            <text:p text:style-name="P26">4</text:p>
            <text:p text:style-name="P26"/>
          </table:table-cell>
        </table:table-row>
        <table:table-row>
          <table:table-cell table:style-name="Table2.A2" office:value-type="string">
            <text:p text:style-name="P27">1</text:p>
            <text:p text:style-name="P27"/>
            <text:p text:style-name="P24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5">Skilled</text:p>
            <text:p text:style-name="P25">Kai copies some effects of deployed allies</text:p>
          </table:table-cell>
          <table:table-cell table:style-name="Table2.A2" office:value-type="string">
            <text:p text:style-name="P23"><draw:frame draw:style-name="fr3" draw:name="Image2 Copy 5 Copy 1" text:anchor-type="char" svg:width="0.811cm" svg:height="1.337cm" draw:z-index="16"><draw:image xlink:href="Pictures/10000001000000250000003DA55F577B.png" xlink:type="simple" xlink:show="embed" xlink:actuate="onLoad" draw:mime-type="image/png"/></draw:frame></text:p>
          </table:table-cell>
          <table:table-cell table:style-name="Table2.E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7">2</text:p>
            <text:p text:style-name="P29"/>
            <text:p text:style-name="P29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30">Bad Luck?</text:p>
            <text:p text:style-name="P30"><text:span text:style-name="T10">E</text:span>nemies' guns have a chance to jam. <text:span text:style-name="T10">Bosses are unaffected</text:span></text:p>
          </table:table-cell>
          <table:table-cell table:style-name="Table2.A2" office:value-type="string">
            <text:p text:style-name="P23"><draw:frame draw:style-name="fr3" draw:name="Image2 Copy 5 Copy 2" text:anchor-type="char" svg:width="0.811cm" svg:height="1.337cm" draw:z-index="15"><draw:image xlink:href="Pictures/10000001000000250000003DA55F577B.png" xlink:type="simple" xlink:show="embed" xlink:actuate="onLoad" draw:mime-type="image/png"/></draw:frame></text:p>
          </table:table-cell>
          <table:table-cell table:style-name="Table2.E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31"/>
            <text:p text:style-name="P31"/>
            <text:p text:style-name="P31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8">3</text:p>
            <text:p text:style-name="P28"/>
          </table:table-cell>
          <table:table-cell table:style-name="Table2.A2" office:value-type="string">
            <text:p text:style-name="P23"><draw:frame draw:style-name="fr3" draw:name="Image2 Copy 5 Copy 2 Copy 1" text:anchor-type="char" svg:width="0.811cm" svg:height="1.337cm" draw:z-index="14"><draw:image xlink:href="Pictures/10000001000000250000003DA55F577B.png" xlink:type="simple" xlink:show="embed" xlink:actuate="onLoad" draw:mime-type="image/png"/></draw:frame></text:p>
          </table:table-cell>
          <table:table-cell table:style-name="Table2.E2" office:value-type="string">
            <text:p text:style-name="P32">Ω Buff</text:p>
            <text:p text:style-name="P27">Doubles duration of Mega Buff</text:p>
          </table:table-cell>
        </table:table-row>
        <table:table-row table:style-name="Table2.1">
          <table:table-cell table:style-name="Table2.A2" office:value-type="string">
            <text:p text:style-name="P23"/>
            <text:p text:style-name="P23"/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33">Kicking Blue Balls</text:p>
            <text:p text:style-name="P34"><text:span text:style-name="T10">S</text:span>ummons <text:span text:style-name="T5">Blue Bullets </text:span><text:span text:style-name="T10">after kicking enough enemies</text:span><text:span text:style-name="T5">.</text:span> </text:p>
          </table:table-cell>
          <table:table-cell table:style-name="Table2.A2" office:value-type="string">
            <text:p text:style-name="P23"/>
          </table:table-cell>
          <table:table-cell table:style-name="Table2.E2" office:value-type="string">
            <text:p text:style-name="P23"/>
          </table:table-cell>
        </table:table-row>
      </table:table>
      <text:p text:style-name="P35"/>
      <text:p text:style-name="P36">Tier 2 and Tier 3 upgrades can only be bought if:</text:p>
      <text:list text:continue-numbering="true" text:style-name="List_20_1">
        <text:list-item>
          <text:list>
            <text:list-item>
              <text:p text:style-name="P37"><text:span text:style-name="T6">An upgrade of the previous tier was bought</text:span></text:p>
            </text:list-item>
            <text:list-item>
              <text:p text:style-name="P38">Required upgrade are bought, represented by arrows after the descriptions.</text:p>
            </text:list-item>
          </text:list>
        </text:list-item>
      </text:list>
      <text:p text:style-name="P39"><text:span text:style-name="T7">Upgrades with the text “Can’t be used with X” cannot be bought of X was bought.</text:span></text:p>
      <text:p text:style-name="P40"><draw:frame draw:style-name="fr1" draw:name="Image1 Copy 1 Copy 1" text:anchor-type="char" svg:x="-1.998cm" svg:y="-1.979cm" svg:width="29.699cm" svg:height="2.854cm" draw:z-index="2"><draw:image xlink:href="Pictures/10000001000005000000007B039B109C.png" xlink:type="simple" xlink:show="embed" xlink:actuate="onLoad" draw:mime-type="image/png"/></draw:frame></text:p>
      <text:p text:style-name="P41"/>
      <text:p text:style-name="P41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3.1">
          <table:table-cell table:style-name="Table3.A1" office:value-type="string">
            <text:p text:style-name="P42">Tier 1<text:tab/>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2">Tier 2</text:p>
          </table:table-cell>
          <table:table-cell table:style-name="Table3.A1" office:value-type="string">
            <text:p text:style-name="P43"/>
          </table:table-cell>
          <table:table-cell table:style-name="Table3.E1" office:value-type="string">
            <text:p text:style-name="P42">Tier 3</text:p>
          </table:table-cell>
        </table:table-row>
        <table:table-row>
          <table:table-cell table:style-name="Table3.A2" office:value-type="string">
            <text:p text:style-name="P44"/>
            <text:p text:style-name="P44"/>
            <text:p text:style-name="P44"/>
          </table:table-cell>
          <table:table-cell table:style-name="Table3.A2" office:value-type="string">
            <text:p text:style-name="P43"><draw:frame draw:style-name="fr3" draw:name="Image2 Copy 4 Copy 1 Copy 1 Copy 1 Copy 1" text:anchor-type="char" svg:width="0.811cm" svg:height="1.337cm" draw:z-index="50"><draw:image xlink:href="Pictures/10000001000000250000003D090BE4D5.png" xlink:type="simple" xlink:show="embed" xlink:actuate="onLoad" draw:mime-type="image/png"/></draw:frame></text:p>
          </table:table-cell>
          <table:table-cell table:style-name="Table3.A2" office:value-type="string">
            <text:p text:style-name="P45">Self Destruct</text:p>
            <text:p text:style-name="P46">Buildings explode when destroyed. This does deal damage. Shrapnel is shot.</text:p>
          </table:table-cell>
          <table:table-cell table:style-name="Table3.A2" office:value-type="string">
            <text:p text:style-name="P43"><draw:frame draw:style-name="fr3" draw:name="Image2 Copy 4 Copy 1 Copy 2 Copy 1" text:anchor-type="char" svg:width="0.811cm" svg:height="1.337cm" draw:z-index="24"><draw:image xlink:href="Pictures/10000001000000250000003D626F8504.png" xlink:type="simple" xlink:show="embed" xlink:actuate="onLoad" draw:mime-type="image/png"/></draw:frame></text:p>
          </table:table-cell>
          <table:table-cell table:style-name="Table3.E2" office:value-type="string">
            <text:p text:style-name="P47">Engineering Mayhem</text:p>
            <text:p text:style-name="P48">Jeanne <text:span text:style-name="T11">Build </text:span>skill recharges faster.</text:p>
          </table:table-cell>
        </table:table-row>
        <table:table-row>
          <table:table-cell table:style-name="Table3.A2" office:value-type="string">
            <text:p text:style-name="P49">Overclocked</text:p>
            <text:p text:style-name="P50">Turrets are more effective but lose some ammo capacity.</text:p>
          </table:table-cell>
          <table:table-cell table:style-name="Table3.A2" office:value-type="string">
            <text:p text:style-name="P43"><draw:frame draw:style-name="fr3" draw:name="Image2 Copy 5 Copy 2 Copy 3 Copy 2" text:anchor-type="char" svg:width="0.811cm" svg:height="1.337cm" draw:z-index="52"><draw:image xlink:href="Pictures/10000001000000250000003D6825FC91.png" xlink:type="simple" xlink:show="embed" xlink:actuate="onLoad" draw:mime-type="image/png"/></draw:frame></text:p>
          </table:table-cell>
          <table:table-cell table:style-name="Table3.A2" office:value-type="string">
            <text:p text:style-name="P45">Field repair</text:p>
            <text:p text:style-name="P46">Building can be used to give temporary armour points to M3-D1C.</text:p>
          </table:table-cell>
          <table:table-cell table:style-name="Table3.A2" office:value-type="string">
            <text:p text:style-name="P43"><draw:frame draw:style-name="fr3" draw:name="Image2 Copy 5 Copy 2 Copy 4" text:anchor-type="char" svg:width="0.811cm" svg:height="1.337cm" draw:z-index="23"><draw:image xlink:href="Pictures/10000001000000250000003DA55F577B.png" xlink:type="simple" xlink:show="embed" xlink:actuate="onLoad" draw:mime-type="image/png"/></draw:frame></text:p>
          </table:table-cell>
          <table:table-cell table:style-name="Table3.E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49">Sturdy Building</text:p>
            <text:p text:style-name="P52">Doubles durabilty of buildings.</text:p>
            <text:p text:style-name="P52"/>
          </table:table-cell>
          <table:table-cell table:style-name="Table3.A2" office:value-type="string">
            <text:p text:style-name="P43"><draw:frame draw:style-name="fr3" draw:name="Image2 Copy 5 Copy 2 Copy 3 Copy 1" text:anchor-type="char" svg:width="0.811cm" svg:height="1.337cm" draw:z-index="51"><draw:image xlink:href="Pictures/10000001000000250000003DB67FF7A5.png" xlink:type="simple" xlink:show="embed" xlink:actuate="onLoad" draw:mime-type="image/png"/></draw:frame></text:p>
          </table:table-cell>
          <table:table-cell table:style-name="Table3.A2" office:value-type="string">
            <text:p text:style-name="P53">Special Coating</text:p>
            <text:p text:style-name="P54">Doesn't take damage from fire and energy <text:span text:style-name="T12">attacks.</text:span></text:p>
          </table:table-cell>
          <table:table-cell table:style-name="Table3.A2" office:value-type="string">
            <text:p text:style-name="P43"><draw:frame draw:style-name="fr3" draw:name="Image2 Copy 5 Copy 2 Copy 3" text:anchor-type="char" svg:width="0.811cm" svg:height="1.337cm" draw:z-index="22"><draw:image xlink:href="Pictures/10000001000000250000003DA55F577B.png" xlink:type="simple" xlink:show="embed" xlink:actuate="onLoad" draw:mime-type="image/png"/></draw:frame></text:p>
          </table:table-cell>
          <table:table-cell table:style-name="Table3.E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55"/>
            <text:p text:style-name="P55"/>
            <text:p text:style-name="P55"/>
          </table:table-cell>
          <table:table-cell table:style-name="Table3.A2" office:value-type="string">
            <text:p text:style-name="P43"><draw:frame draw:style-name="fr3" draw:name="Image2 Copy 4 Copy 1 Copy 1 Copy 1" text:anchor-type="char" svg:width="0.811cm" svg:height="1.337cm" draw:z-index="49"><draw:image xlink:href="Pictures/10000001000000250000003D090BE4D5.png" xlink:type="simple" xlink:show="embed" xlink:actuate="onLoad" draw:mime-type="image/png"/></draw:frame></text:p>
          </table:table-cell>
          <table:table-cell table:style-name="Table3.A2" office:value-type="string">
            <text:p text:style-name="P56">Resupply</text:p>
            <text:p text:style-name="P51">Extra ammo gained from Guns Blazing goes into ammo pool. Turrets <text:span text:style-name="T11">gets</text:span> ammo.</text:p>
          </table:table-cell>
          <table:table-cell table:style-name="Table3.A2" office:value-type="string">
            <text:p text:style-name="P43"><draw:frame draw:style-name="fr3" draw:name="Image2 Copy 5 Copy 2 Copy 2" text:anchor-type="char" svg:width="0.811cm" svg:height="1.337cm" draw:z-index="21"><draw:image xlink:href="Pictures/10000001000000250000003DA55F577B.png" xlink:type="simple" xlink:show="embed" xlink:actuate="onLoad" draw:mime-type="image/png"/></draw:frame></text:p>
          </table:table-cell>
          <table:table-cell table:style-name="Table3.E2" office:value-type="string">
            <text:p text:style-name="P57"/>
          </table:table-cell>
        </table:table-row>
        <table:table-row table:style-name="Table3.1">
          <table:table-cell table:style-name="Table3.A2" office:value-type="string">
            <text:p text:style-name="P58">Short Temper</text:p>
            <text:p text:style-name="P43"><text:span text:style-name="T11">Wizard</text:span> get<text:span text:style-name="T11">s</text:span> a speed boost and gains time 1.5 resistance for 5 sec after getting hit</text:p>
          </table:table-cell>
          <table:table-cell table:style-name="Table3.A2" office:value-type="string">
            <text:p text:style-name="P43"><draw:frame draw:style-name="fr3" draw:name="Image2 Copy 4 Copy 1 Copy 1" text:anchor-type="char" svg:width="0.811cm" svg:height="1.337cm" draw:z-index="19"><draw:image xlink:href="Pictures/10000001000000250000003D626F8504.png" xlink:type="simple" xlink:show="embed" xlink:actuate="onLoad" draw:mime-type="image/png"/></draw:frame></text:p>
          </table:table-cell>
          <table:table-cell table:style-name="Table3.A2" office:value-type="string">
            <text:p text:style-name="P59">Wrench Wench</text:p>
            <text:p text:style-name="P60">Jeanne receives half her clip size back whenever a building is destroyed.</text:p>
          </table:table-cell>
          <table:table-cell table:style-name="Table3.A2" office:value-type="string">
            <text:p text:style-name="P43"><draw:frame draw:style-name="fr3" draw:name="Image2 Copy 4 Copy 1 Copy 2" text:anchor-type="char" svg:width="0.811cm" svg:height="1.337cm" draw:z-index="20"><draw:image xlink:href="Pictures/10000001000000250000003D626F8504.png" xlink:type="simple" xlink:show="embed" xlink:actuate="onLoad" draw:mime-type="image/png"/></draw:frame></text:p>
          </table:table-cell>
          <table:table-cell table:style-name="Table3.E2" office:value-type="string">
            <text:p text:style-name="P61">Action Girl</text:p>
            <text:p text:style-name="P62">Jeanne reloads twice as fast.</text:p>
          </table:table-cell>
        </table:table-row>
        <table:table-row table:style-name="Table3.7">
          <table:table-cell table:style-name="Table3.A2" office:value-type="string">
            <text:p text:style-name="P43"/>
            <text:p text:style-name="P43"/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59">Busting Blue Balls</text:p>
            <text:p text:style-name="P60">Summons Blue <text:span text:style-name="T13">Bullets</text:span> <text:span text:style-name="T13">toward</text:span> the nearset enemy when a building is destroyed.</text:p>
          </table:table-cell>
          <table:table-cell table:style-name="Table3.A2" office:value-type="string">
            <text:p text:style-name="P43"/>
          </table:table-cell>
          <table:table-cell table:style-name="Table3.E2" office:value-type="string">
            <text:p text:style-name="P43"/>
          </table:table-cell>
        </table:table-row>
      </table:table>
      <text:p text:style-name="P63"/>
      <text:p text:style-name="P64">Tier 2 and Tier 3 upgrades can only be bought if:</text:p>
      <text:list text:continue-numbering="true" text:style-name="List_20_1">
        <text:list-item>
          <text:list>
            <text:list-item>
              <text:p text:style-name="P65"><text:span text:style-name="T6">An upgrade of the previous tier was bought</text:span></text:p>
            </text:list-item>
            <text:list-item>
              <text:p text:style-name="P66">Required upgrade are bought, represented by arrows after the descriptions.</text:p>
            </text:list-item>
          </text:list>
        </text:list-item>
      </text:list>
      <text:p text:style-name="P67"><text:span text:style-name="T7">Upgrades with the text “Can’t be used with X” cannot be bought of X was bought.</text:span></text:p>
      <text:p text:style-name="P68"><draw:frame draw:style-name="fr1" draw:name="Image1 Copy 1 Copy 1 Copy 1" text:anchor-type="char" svg:x="-1.998cm" svg:y="-1.979cm" svg:width="29.699cm" svg:height="2.854cm" draw:z-index="3"><draw:image xlink:href="Pictures/10000001000005000000007B039B109C.png" xlink:type="simple" xlink:show="embed" xlink:actuate="onLoad" draw:mime-type="image/png"/></draw:frame></text:p>
      <text:p text:style-name="P69"/>
      <text:p text:style-name="P69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71">Tier 1<text:tab/></text:p>
          </table:table-cell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71">Tier 2</text:p>
          </table:table-cell>
          <table:table-cell table:style-name="Table4.A2" office:value-type="string">
            <text:p text:style-name="P72"/>
          </table:table-cell>
          <table:table-cell table:style-name="Table4.E2" office:value-type="string">
            <text:p text:style-name="P71">Tier 3</text:p>
          </table:table-cell>
        </table:table-row>
        <table:table-row>
          <table:table-cell table:style-name="Table4.A2" office:value-type="string">
            <text:p text:style-name="P73"/>
            <text:p text:style-name="P73"/>
            <text:p text:style-name="P73"/>
          </table:table-cell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74">Super Kidnapping</text:p>
            <text:p text:style-name="P75">You can now carry <text:span text:style-name="T14">bosses with the Stretcher. T</text:span>hey still get to att<text:span text:style-name="T14">a</text:span>ck.</text:p>
          </table:table-cell>
          <table:table-cell table:style-name="Table4.A2" office:value-type="string">
            <text:p text:style-name="P72"/>
          </table:table-cell>
          <table:table-cell table:style-name="Table4.E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77">Surge Protection</text:p>
            <text:p text:style-name="P78">M3-D1C no longer stuns himself while using Discharge.</text:p>
          </table:table-cell>
          <table:table-cell table:style-name="Table4.A2" office:value-type="string">
            <text:p text:style-name="P72"><draw:frame draw:style-name="fr2" draw:name="Image2 Copy 1 Copy 2" text:anchor-type="char" svg:width="0.811cm" svg:height="1.337cm" draw:z-index="41"><draw:image xlink:href="Pictures/10000001000000250000003DF312A61E.png" xlink:type="simple" xlink:show="embed" xlink:actuate="onLoad" draw:mime-type="image/png"/></draw:frame></text:p>
          </table:table-cell>
          <table:table-cell table:style-name="Table4.A2" office:value-type="string">
            <text:p text:style-name="P74">Power Boost</text:p>
            <text:p text:style-name="P75">Allies near <text:span text:style-name="T14">Jester </text:span>get their skills recharged byt a bit when he uses Discharge</text:p>
          </table:table-cell>
          <table:table-cell table:style-name="Table4.A2" office:value-type="string">
            <text:p text:style-name="P72"><draw:frame draw:style-name="fr2" draw:name="Image2 Copy 1 Copy 2 Copy 1" text:anchor-type="char" svg:width="0.811cm" svg:height="1.337cm" draw:z-index="45"><draw:image xlink:href="Pictures/10000001000000250000003DF312A61E.png" xlink:type="simple" xlink:show="embed" xlink:actuate="onLoad" draw:mime-type="image/png"/></draw:frame></text:p>
          </table:table-cell>
          <table:table-cell table:style-name="Table4.E2" office:value-type="string">
            <text:p text:style-name="P79">Improved Hardware</text:p>
            <text:p text:style-name="P80">Major Stat increase to; Spd, VisRg, SltMod, DshSpd, DshReco</text:p>
          </table:table-cell>
        </table:table-row>
        <table:table-row table:style-name="Table4.5">
          <table:table-cell table:style-name="Table4.A2" office:value-type="string">
            <text:p text:style-name="P77">Profanity Update</text:p>
            <text:p text:style-name="P81">Robot Fuck Off deals more damage and destroys enemy bullets.</text:p>
          </table:table-cell>
          <table:table-cell table:style-name="Table4.A2" office:value-type="string">
            <text:p text:style-name="P72"><draw:frame draw:style-name="fr2" draw:name="Image2 Copy 1 Copy 3" text:anchor-type="char" svg:width="0.811cm" svg:height="1.337cm" draw:z-index="42"><draw:image xlink:href="Pictures/10000001000000250000003DB78262E9.png" xlink:type="simple" xlink:show="embed" xlink:actuate="onLoad" draw:mime-type="image/png"/></draw:frame></text:p>
          </table:table-cell>
          <table:table-cell table:style-name="Table4.A2" office:value-type="string">
            <text:p text:style-name="P82">OUT OF MY WAY!</text:p>
            <text:p text:style-name="P83">Dash into enemies damage and stuns them</text:p>
          </table:table-cell>
          <table:table-cell table:style-name="Table4.A2" office:value-type="string">
            <text:p text:style-name="P72"><draw:frame draw:style-name="fr2" draw:name="Image2 Copy 1 Copy 3 Copy 2" text:anchor-type="char" svg:width="0.811cm" svg:height="1.337cm" draw:z-index="46"><draw:image xlink:href="Pictures/10000001000000250000003DB78262E9.png" xlink:type="simple" xlink:show="embed" xlink:actuate="onLoad" draw:mime-type="image/png"/></draw:frame></text:p>
          </table:table-cell>
          <table:table-cell table:style-name="Table4.E2" office:value-type="string">
            <text:p text:style-name="P84">Improved Software</text:p>
            <text:p text:style-name="P85">Major Stat increase to; VisRg, SltCntr, Driving, Skill recharge rate</text:p>
          </table:table-cell>
        </table:table-row>
        <table:table-row>
          <table:table-cell table:style-name="Table4.A2" office:value-type="string">
            <text:p text:style-name="P86"/>
            <text:p text:style-name="P86"/>
            <text:p text:style-name="P86"/>
          </table:table-cell>
          <table:table-cell table:style-name="Table4.A2" office:value-type="string">
            <text:p text:style-name="P72"><draw:frame draw:style-name="fr2" draw:name="Image2 Copy 1 Copy 3 Copy 1" text:anchor-type="char" svg:width="0.811cm" svg:height="1.337cm" draw:z-index="43"><draw:image xlink:href="Pictures/10000001000000250000003D9876C7CF.png" xlink:type="simple" xlink:show="embed" xlink:actuate="onLoad" draw:mime-type="image/png"/></draw:frame></text:p>
          </table:table-cell>
          <table:table-cell table:style-name="Table4.A2" office:value-type="string">
            <text:p text:style-name="P79">S41-Lor Firmware</text:p>
            <text:p text:style-name="P80">Increased range of Robot Fuck Off</text:p>
          </table:table-cell>
          <table:table-cell table:style-name="Table4.A2" office:value-type="string">
            <text:p text:style-name="P72"><draw:frame draw:style-name="fr2" draw:name="Image2 Copy 1 Copy 3 Copy 3" text:anchor-type="char" svg:width="0.811cm" svg:height="1.337cm" draw:z-index="47"><draw:image xlink:href="Pictures/10000001000000250000003DA55F577B.png" xlink:type="simple" xlink:show="embed" xlink:actuate="onLoad" draw:mime-type="image/png"/></draw:frame></text:p>
          </table:table-cell>
          <table:table-cell table:style-name="Table4.E2" office:value-type="string">
            <text:p text:style-name="P87"/>
          </table:table-cell>
        </table:table-row>
        <table:table-row table:style-name="Table4.1">
          <table:table-cell table:style-name="Table4.A2" office:value-type="string">
            <text:p text:style-name="P72"/>
            <text:p text:style-name="P72"/>
            <text:p text:style-name="P72"/>
          </table:table-cell>
          <table:table-cell table:style-name="Table4.A2" office:value-type="string">
            <text:p text:style-name="P72"><draw:frame draw:style-name="fr2" draw:name="Image2 Copy 1 Copy 3 Copy 1 Copy 1" text:anchor-type="char" svg:width="0.811cm" svg:height="1.337cm" draw:z-index="44"><draw:image xlink:href="Pictures/10000001000000250000003D090BE4D5.png" xlink:type="simple" xlink:show="embed" xlink:actuate="onLoad" draw:mime-type="image/png"/></draw:frame></text:p>
          </table:table-cell>
          <table:table-cell table:style-name="Table4.A2" office:value-type="string">
            <text:p text:style-name="P88">Electronic Swearfare</text:p>
            <text:p text:style-name="P89">Discharge makes enemy missiles work for you.</text:p>
          </table:table-cell>
          <table:table-cell table:style-name="Table4.A2" office:value-type="string">
            <text:p text:style-name="P72"><draw:frame draw:style-name="fr2" draw:name="Image2 Copy 1 Copy 3 Copy 3 Copy 1" text:anchor-type="char" svg:width="0.811cm" svg:height="1.337cm" draw:z-index="48"><draw:image xlink:href="Pictures/10000001000000250000003DA55F577B.png" xlink:type="simple" xlink:show="embed" xlink:actuate="onLoad" draw:mime-type="image/png"/></draw:frame></text:p>
          </table:table-cell>
          <table:table-cell table:style-name="Table4.E2" office:value-type="string">
            <text:p text:style-name="P72"/>
          </table:table-cell>
        </table:table-row>
        <table:table-row table:style-name="Table4.1">
          <table:table-cell table:style-name="Table4.A2" office:value-type="string">
            <text:p text:style-name="P72"/>
            <text:p text:style-name="P72"/>
            <text:p text:style-name="P72"/>
          </table:table-cell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88">Brittle Blue Balls</text:p>
            <text:p text:style-name="P90">When damage<text:span text:style-name="T15">d</text:span>, summon <text:span text:style-name="T15">B</text:span>lue <text:span text:style-name="T15">Bullets</text:span>. <text:span text:style-name="T15">D</text:span>ying generates a lot more.</text:p>
          </table:table-cell>
          <table:table-cell table:style-name="Table4.A2" office:value-type="string">
            <text:p text:style-name="P72"/>
          </table:table-cell>
          <table:table-cell table:style-name="Table4.E2" office:value-type="string">
            <text:p text:style-name="P72"/>
          </table:table-cell>
        </table:table-row>
      </table:table>
      <text:p text:style-name="P91"/>
      <text:p text:style-name="P92">Tier 2 and Tier 3 upgrades can only be bought if:</text:p>
      <text:list text:continue-numbering="true" text:style-name="List_20_1">
        <text:list-item>
          <text:list>
            <text:list-item>
              <text:p text:style-name="P93"><text:span text:style-name="T6">An upgrade of the previous tier was bought</text:span></text:p>
            </text:list-item>
            <text:list-item>
              <text:p text:style-name="P94">Required upgrade are bought, represented by arrows after the descriptions.</text:p>
            </text:list-item>
          </text:list>
        </text:list-item>
      </text:list>
      <text:p text:style-name="P95"><text:span text:style-name="T7">Upgrades with the text “Can’t be used with X” cannot be bought of X was bought.</text:span></text:p>
      <text:p text:style-name="P68"><draw:frame draw:style-name="fr1" draw:name="Image1 Copy 1 Copy 1 Copy 2" text:anchor-type="char" svg:x="-1.998cm" svg:y="-1.979cm" svg:width="29.699cm" svg:height="2.854cm" draw:z-index="4"><draw:image xlink:href="Pictures/10000001000005000000007B039B109C.png" xlink:type="simple" xlink:show="embed" xlink:actuate="onLoad" draw:mime-type="image/png"/></draw:frame></text:p>
      <text:p text:style-name="P69"/>
      <text:p text:style-name="P69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5.1">
          <table:table-cell table:style-name="Table5.A1" office:value-type="string">
            <text:p text:style-name="P71">Tier 1<text:tab/></text:p>
          </table:table-cell>
          <table:table-cell table:style-name="Table5.A1" office:value-type="string">
            <text:p text:style-name="P72"/>
          </table:table-cell>
          <table:table-cell table:style-name="Table5.A1" office:value-type="string">
            <text:p text:style-name="P71">Tier 2</text:p>
          </table:table-cell>
          <table:table-cell table:style-name="Table5.A1" office:value-type="string">
            <text:p text:style-name="P72"/>
          </table:table-cell>
          <table:table-cell table:style-name="Table5.E1" office:value-type="string">
            <text:p text:style-name="P71">Tier 3</text:p>
          </table:table-cell>
        </table:table-row>
        <table:table-row>
          <table:table-cell table:style-name="Table5.A2" office:value-type="string">
            <text:p text:style-name="P96">Trick shot</text:p>
            <text:p text:style-name="P73"/>
            <text:p text:style-name="P73"/>
          </table:table-cell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97">1</text:p>
            <text:p text:style-name="P98"/>
          </table:table-cell>
          <table:table-cell table:style-name="Table5.A2" office:value-type="string">
            <text:p text:style-name="P72"/>
          </table:table-cell>
          <table:table-cell table:style-name="Table5.E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8"/>
            <text:p text:style-name="P78"/>
            <text:p text:style-name="P78"/>
          </table:table-cell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74">I See You!</text:p>
            <text:p text:style-name="P75"/>
          </table:table-cell>
          <table:table-cell table:style-name="Table5.A2" office:value-type="string">
            <text:p text:style-name="P72"/>
          </table:table-cell>
          <table:table-cell table:style-name="Table5.E2" office:value-type="string">
            <text:p text:style-name="P79">Mini Rambo</text:p>
            <text:p text:style-name="P80"/>
          </table:table-cell>
        </table:table-row>
        <table:table-row>
          <table:table-cell table:style-name="Table5.A2" office:value-type="string">
            <text:p text:style-name="P77">Scavenge</text:p>
            <text:p text:style-name="P81"/>
            <text:p text:style-name="P81"/>
          </table:table-cell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97">2</text:p>
            <text:p text:style-name="P98"/>
          </table:table-cell>
          <table:table-cell table:style-name="Table5.A2" office:value-type="string">
            <text:p text:style-name="P72"/>
          </table:table-cell>
          <table:table-cell table:style-name="Table5.E2" office:value-type="string">
            <text:p text:style-name="P99">4</text:p>
            <text:p text:style-name="P100"/>
          </table:table-cell>
        </table:table-row>
        <table:table-row>
          <table:table-cell table:style-name="Table5.A2" office:value-type="string">
            <text:p text:style-name="P97">3</text:p>
            <text:p text:style-name="P86"/>
            <text:p text:style-name="P86"/>
          </table:table-cell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79">Safety Corner</text:p>
            <text:p text:style-name="P80"/>
          </table:table-cell>
          <table:table-cell table:style-name="Table5.A2" office:value-type="string">
            <text:p text:style-name="P72"/>
          </table:table-cell>
          <table:table-cell table:style-name="Table5.E2" office:value-type="string">
            <text:p text:style-name="P87"/>
          </table:table-cell>
        </table:table-row>
        <table:table-row table:style-name="Table5.1">
          <table:table-cell table:style-name="Table5.A2" office:value-type="string">
            <text:p text:style-name="P72"/>
            <text:p text:style-name="P72"/>
            <text:p text:style-name="P72"/>
          </table:table-cell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97">Blue Balls</text:p>
            <text:p text:style-name="P98"/>
          </table:table-cell>
          <table:table-cell table:style-name="Table5.A2" office:value-type="string">
            <text:p text:style-name="P72"/>
          </table:table-cell>
          <table:table-cell table:style-name="Table5.E2" office:value-type="string">
            <text:p text:style-name="P72"/>
          </table:table-cell>
        </table:table-row>
      </table:table>
      <text:p text:style-name="P91"/>
      <text:p text:style-name="P92">Tier 2 and Tier 3 upgrades can only be bought if:</text:p>
      <text:list text:continue-numbering="true" text:style-name="List_20_1">
        <text:list-item>
          <text:list>
            <text:list-item>
              <text:p text:style-name="P93"><text:span text:style-name="T6">An upgrade of the previous tier was bought</text:span></text:p>
            </text:list-item>
            <text:list-item>
              <text:p text:style-name="P94">Required upgrade are bought, represented by arrows after the descriptions.</text:p>
            </text:list-item>
          </text:list>
        </text:list-item>
      </text:list>
      <text:p text:style-name="P95"><text:span text:style-name="T7">Upgrades with the text “Can’t be used with X” cannot be bought of X was bought.</text:span></text:p>
      <text:p text:style-name="P68"><draw:frame draw:style-name="fr1" draw:name="Image1 Copy 1 Copy 1 Copy 3" text:anchor-type="char" svg:x="-1.998cm" svg:y="-1.979cm" svg:width="29.699cm" svg:height="2.854cm" draw:z-index="5"><draw:image xlink:href="Pictures/10000001000005000000007B039B109C.png" xlink:type="simple" xlink:show="embed" xlink:actuate="onLoad" draw:mime-type="image/png"/></draw:frame></text:p>
      <text:p text:style-name="P69"/>
      <text:p text:style-name="P69"/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 table:style-name="Table6.1">
          <table:table-cell table:style-name="Table6.A1" office:value-type="string">
            <text:p text:style-name="P71">Tier 1<text:tab/></text:p>
          </table:table-cell>
          <table:table-cell table:style-name="Table6.A1" office:value-type="string">
            <text:p text:style-name="P72"/>
          </table:table-cell>
          <table:table-cell table:style-name="Table6.A1" office:value-type="string">
            <text:p text:style-name="P71">Tier 2</text:p>
          </table:table-cell>
          <table:table-cell table:style-name="Table6.A1" office:value-type="string">
            <text:p text:style-name="P72"/>
          </table:table-cell>
          <table:table-cell table:style-name="Table6.E1" office:value-type="string">
            <text:p text:style-name="P71">Tier 3</text:p>
          </table:table-cell>
        </table:table-row>
        <table:table-row>
          <table:table-cell table:style-name="Table6.A2" office:value-type="string">
            <text:p text:style-name="P73"/>
            <text:p text:style-name="P73"/>
            <text:p text:style-name="P73"/>
          </table:table-cell>
          <table:table-cell table:style-name="Table6.A2" office:value-type="string">
            <text:p text:style-name="P72"><draw:frame draw:style-name="fr2" draw:name="Image2 Copy 1 Copy 1 Copy 1" text:anchor-type="char" svg:width="0.811cm" svg:height="1.337cm" draw:z-index="27"><draw:image xlink:href="Pictures/10000001000000250000003D9876C7CF.png" xlink:type="simple" xlink:show="embed" xlink:actuate="onLoad" draw:mime-type="image/png"/></draw:frame></text:p>
          </table:table-cell>
          <table:table-cell table:style-name="Table6.A2" office:value-type="string">
            <text:p text:style-name="P101">1</text:p>
            <text:p text:style-name="P102"/>
          </table:table-cell>
          <table:table-cell table:style-name="Table6.A2" office:value-type="string">
            <text:p text:style-name="P72"><draw:frame draw:style-name="fr2" draw:name="Image2 Copy 1 Copy 1 Copy 1 Copy 1 Copy 3 Copy 2" text:anchor-type="char" svg:width="0.811cm" svg:height="1.337cm" draw:z-index="39"><draw:image xlink:href="Pictures/10000001000000250000003D70B2B096.png" xlink:type="simple" xlink:show="embed" xlink:actuate="onLoad" draw:mime-type="image/png"/></draw:frame></text:p>
          </table:table-cell>
          <table:table-cell table:style-name="Table6.E2" office:value-type="string">
            <text:p text:style-name="P76"/>
          </table:table-cell>
        </table:table-row>
        <table:table-row>
          <table:table-cell table:style-name="Table6.A2" office:value-type="string">
            <text:p text:style-name="P77">Stun Strike</text:p>
            <text:p text:style-name="P78"><text:span text:style-name="T16">M</text:span>elee attacks can stun enemies</text:p>
            <text:p text:style-name="P78"/>
          </table:table-cell>
          <table:table-cell table:style-name="Table6.A2" office:value-type="string">
            <text:p text:style-name="P72"><draw:frame draw:style-name="fr2" draw:name="Image2 Copy 7" text:anchor-type="char" svg:width="0.811cm" svg:height="1.337cm" draw:z-index="26"><draw:image xlink:href="Pictures/10000001000000250000003D26FF41F3.png" xlink:type="simple" xlink:show="embed" xlink:actuate="onLoad" draw:mime-type="image/png"/></draw:frame></text:p>
          </table:table-cell>
          <table:table-cell table:style-name="Table6.A2" office:value-type="string">
            <text:p text:style-name="P101">2</text:p>
            <text:p text:style-name="P102"/>
          </table:table-cell>
          <table:table-cell table:style-name="Table6.A2" office:value-type="string">
            <text:p text:style-name="P72"><draw:frame draw:style-name="fr2" draw:name="Image2 Copy 1 Copy 1 Copy 1 Copy 1 Copy 3 Copy 3" text:anchor-type="char" svg:width="0.811cm" svg:height="1.337cm" draw:z-index="40"><draw:image xlink:href="Pictures/10000001000000250000003D626F8504.png" xlink:type="simple" xlink:show="embed" xlink:actuate="onLoad" draw:mime-type="image/png"/></draw:frame></text:p>
          </table:table-cell>
          <table:table-cell table:style-name="Table6.E2" office:value-type="string">
            <text:p text:style-name="P79">Piercing Strike</text:p>
            <text:p text:style-name="P80"/>
          </table:table-cell>
        </table:table-row>
        <table:table-row>
          <table:table-cell table:style-name="Table6.A2" office:value-type="string">
            <text:p text:style-name="P77">Poison <text:s/>Strike</text:p>
            <text:p text:style-name="P81">Enemies hit recieve a damage over time effect, also take more damage for other sources</text:p>
          </table:table-cell>
          <table:table-cell table:style-name="Table6.A2" office:value-type="string">
            <text:p text:style-name="P72"><draw:frame draw:style-name="fr2" draw:name="Image2 Copy 1 Copy 1" text:anchor-type="char" svg:width="0.811cm" svg:height="1.337cm" draw:z-index="25"><draw:image xlink:href="Pictures/10000001000000250000003DF312A61E.png" xlink:type="simple" xlink:show="embed" xlink:actuate="onLoad" draw:mime-type="image/png"/></draw:frame></text:p>
          </table:table-cell>
          <table:table-cell table:style-name="Table6.A2" office:value-type="string">
            <text:p text:style-name="P101">3</text:p>
            <text:p text:style-name="P102"/>
          </table:table-cell>
          <table:table-cell table:style-name="Table6.A2" office:value-type="string">
            <text:p text:style-name="P72"><draw:frame draw:style-name="fr2" draw:name="Image2 Copy 1 Copy 1 Copy 1 Copy 1 Copy 3 Copy 1" text:anchor-type="char" svg:width="0.811cm" svg:height="1.337cm" draw:z-index="38"><draw:image xlink:href="Pictures/10000001000000250000003DA55F577B.png" xlink:type="simple" xlink:show="embed" xlink:actuate="onLoad" draw:mime-type="image/png"/></draw:frame></text:p>
          </table:table-cell>
          <table:table-cell table:style-name="Table6.E2" office:value-type="string">
            <text:p text:style-name="P72"/>
          </table:table-cell>
        </table:table-row>
        <table:table-row>
          <table:table-cell table:style-name="Table6.A2" office:value-type="string">
            <text:p text:style-name="P86"/>
            <text:p text:style-name="P86"/>
            <text:p text:style-name="P86"/>
          </table:table-cell>
          <table:table-cell table:style-name="Table6.A2" office:value-type="string">
            <text:p text:style-name="P72"><draw:frame draw:style-name="fr2" draw:name="Image2 Copy 1 Copy 1 Copy 1 Copy 1" text:anchor-type="char" svg:width="0.811cm" svg:height="1.337cm" draw:z-index="28"><draw:image xlink:href="Pictures/10000001000000250000003D4D9B2022.png" xlink:type="simple" xlink:show="embed" xlink:actuate="onLoad" draw:mime-type="image/png"/></draw:frame></text:p>
          </table:table-cell>
          <table:table-cell table:style-name="Table6.A2" office:value-type="string">
            <text:p text:style-name="P103">4</text:p>
            <text:p text:style-name="P104"/>
          </table:table-cell>
          <table:table-cell table:style-name="Table6.A2" office:value-type="string">
            <text:p text:style-name="P72"><draw:frame draw:style-name="fr2" draw:name="Image2 Copy 1 Copy 1 Copy 1 Copy 1 Copy 3" text:anchor-type="char" svg:width="0.811cm" svg:height="1.337cm" draw:z-index="37"><draw:image xlink:href="Pictures/10000001000000250000003DA55F577B.png" xlink:type="simple" xlink:show="embed" xlink:actuate="onLoad" draw:mime-type="image/png"/></draw:frame></text:p>
          </table:table-cell>
          <table:table-cell table:style-name="Table6.E2" office:value-type="string">
            <text:p text:style-name="P87"/>
          </table:table-cell>
        </table:table-row>
        <table:table-row table:style-name="Table6.1">
          <table:table-cell table:style-name="Table6.A2" office:value-type="string">
            <text:p text:style-name="P105">Shadow Walk</text:p>
            <text:p text:style-name="P72"/>
            <text:p text:style-name="P72"/>
          </table:table-cell>
          <table:table-cell table:style-name="Table6.A2" office:value-type="string">
            <text:p text:style-name="P72"/>
          </table:table-cell>
          <table:table-cell table:style-name="Table6.A2" office:value-type="string">
            <text:p text:style-name="P88">"Tail" &amp; Blue Balls</text:p>
            <text:p text:style-name="P89"/>
          </table:table-cell>
          <table:table-cell table:style-name="Table6.A2" office:value-type="string">
            <text:p text:style-name="P72"/>
          </table:table-cell>
          <table:table-cell table:style-name="Table6.E2" office:value-type="string">
            <text:p text:style-name="P105">Out of Sight, Out of Mind</text:p>
            <text:p text:style-name="P72"/>
          </table:table-cell>
        </table:table-row>
      </table:table>
      <text:p text:style-name="P91"/>
      <text:p text:style-name="P92">Tier 2 and Tier 3 upgrades can only be bought if:</text:p>
      <text:list text:continue-numbering="true" text:style-name="List_20_1">
        <text:list-item>
          <text:list>
            <text:list-item>
              <text:p text:style-name="P93"><text:span text:style-name="T6">An upgrade of the previous tier was bought</text:span></text:p>
            </text:list-item>
            <text:list-item>
              <text:p text:style-name="P94">Required upgrade are bought, represented by arrows after the descriptions.</text:p>
            </text:list-item>
          </text:list>
        </text:list-item>
      </text:list>
      <text:p text:style-name="P95"><text:span text:style-name="T7">Upgrades with the text “Can’t be used with X” cannot be bought of X was bought.</text:span></text:p>
      <text:p text:style-name="P68"><draw:frame draw:style-name="fr1" draw:name="Image1 Copy 1 Copy 1 Copy 4" text:anchor-type="char" svg:x="-1.998cm" svg:y="-1.979cm" svg:width="29.699cm" svg:height="2.854cm" draw:z-index="6"><draw:image xlink:href="Pictures/10000001000005000000007B039B109C.png" xlink:type="simple" xlink:show="embed" xlink:actuate="onLoad" draw:mime-type="image/png"/></draw:frame></text:p>
      <text:p text:style-name="P69"/>
      <text:p text:style-name="P69"/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 table:style-name="Table7.1">
          <table:table-cell table:style-name="Table7.A1" table:number-columns-spanned="5" office:value-type="string">
            <text:p text:style-name="P106">Vincent “Condor” Vidmar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1">Tier 1<text:tab/></text:p>
          </table:table-cell>
          <table:table-cell table:style-name="Table7.A2" office:value-type="string">
            <text:p text:style-name="P72"/>
          </table:table-cell>
          <table:table-cell table:style-name="Table7.A2" office:value-type="string">
            <text:p text:style-name="P71">Tier 2</text:p>
          </table:table-cell>
          <table:table-cell table:style-name="Table7.A2" office:value-type="string">
            <text:p text:style-name="P72"/>
          </table:table-cell>
          <table:table-cell table:style-name="Table7.E2" office:value-type="string">
            <text:p text:style-name="P71">Tier 3</text:p>
          </table:table-cell>
        </table:table-row>
        <table:table-row>
          <table:table-cell table:style-name="Table7.A2" office:value-type="string">
            <text:p text:style-name="P96">Ricochet</text:p>
            <text:p text:style-name="P73">Bullets splits in 2 and bounces <text:span text:style-name="T17">on</text:span> walls. <text:s/>Flechettes bounces 3 times and do not split.</text:p>
          </table:table-cell>
          <table:table-cell table:style-name="Table7.A2" office:value-type="string">
            <text:p text:style-name="P72"><draw:frame draw:style-name="fr2" draw:name="Image2 Copy 1 Copy 1 Copy 1 Copy 1 Copy 1 Copy 1 Copy 1" text:anchor-type="char" svg:width="0.811cm" svg:height="1.337cm" draw:z-index="33"><draw:image xlink:href="Pictures/10000001000000250000003DF312A61E.png" xlink:type="simple" xlink:show="embed" xlink:actuate="onLoad" draw:mime-type="image/png"/></draw:frame></text:p>
          </table:table-cell>
          <table:table-cell table:style-name="Table7.A2" office:value-type="string">
            <text:p text:style-name="P107">1</text:p>
            <text:p text:style-name="P108"/>
          </table:table-cell>
          <table:table-cell table:style-name="Table7.A2" office:value-type="string">
            <text:p text:style-name="P72"><draw:frame draw:style-name="fr2" draw:name="Image2 Copy 1 Copy 1 Copy 1 Copy 1 Copy 1 Copy 1 Copy 2 Copy 1" text:anchor-type="char" svg:width="0.811cm" svg:height="1.337cm" draw:z-index="35"><draw:image xlink:href="Pictures/10000001000000250000003D626F8504.png" xlink:type="simple" xlink:show="embed" xlink:actuate="onLoad" draw:mime-type="image/png"/></draw:frame></text:p>
          </table:table-cell>
          <table:table-cell table:style-name="Table7.E2" office:value-type="string">
            <text:p text:style-name="P109">Bullying</text:p>
            <text:p text:style-name="P76">Ignore resistances of enemies without armour.</text:p>
          </table:table-cell>
        </table:table-row>
        <table:table-row>
          <table:table-cell table:style-name="Table7.A2" office:value-type="string">
            <text:p text:style-name="P78"/>
            <text:p text:style-name="P78"/>
            <text:p text:style-name="P78"/>
          </table:table-cell>
          <table:table-cell table:style-name="Table7.A2" office:value-type="string">
            <text:p text:style-name="P72"><draw:frame draw:style-name="fr2" draw:name="Image2 Copy 1 Copy 1 Copy 1 Copy 1 Copy 1 Copy 2" text:anchor-type="char" svg:width="0.811cm" svg:height="1.337cm" draw:z-index="32"><draw:image xlink:href="Pictures/10000001000000250000003D090BE4D5.png" xlink:type="simple" xlink:show="embed" xlink:actuate="onLoad" draw:mime-type="image/png"/></draw:frame></text:p>
          </table:table-cell>
          <table:table-cell table:style-name="Table7.A2" office:value-type="string">
            <text:p text:style-name="P74">Intimidation</text:p>
            <text:p text:style-name="P75">On hit, enemies have a 25% chance to get the inacuracy debuff for 10 sec</text:p>
          </table:table-cell>
          <table:table-cell table:style-name="Table7.A2" office:value-type="string">
            <text:p text:style-name="P72"><draw:frame draw:style-name="fr2" draw:name="Image2 Copy 1 Copy 1 Copy 1 Copy 1 Copy 1 Copy 1 Copy 2 Copy 2" text:anchor-type="char" svg:width="0.811cm" svg:height="1.337cm" draw:z-index="36"><draw:image xlink:href="Pictures/10000001000000250000003D34227461.png" xlink:type="simple" xlink:show="embed" xlink:actuate="onLoad" draw:mime-type="image/png"/></draw:frame></text:p>
          </table:table-cell>
          <table:table-cell table:style-name="Table7.E2" office:value-type="string">
            <text:p text:style-name="P80"/>
          </table:table-cell>
        </table:table-row>
        <table:table-row>
          <table:table-cell table:style-name="Table7.A2" office:value-type="string">
            <text:p text:style-name="P77">Spread</text:p>
            <text:p text:style-name="P81">When Vincent kills an enemy, any remaing debuffs get's tranfered to enemies close by.</text:p>
          </table:table-cell>
          <table:table-cell table:style-name="Table7.A2" office:value-type="string">
            <text:p text:style-name="P72"><draw:frame draw:style-name="fr2" draw:name="Image2 Copy 1 Copy 1 Copy 1 Copy 1 Copy 1 Copy 1" text:anchor-type="char" svg:width="0.811cm" svg:height="1.337cm" draw:z-index="31"><draw:image xlink:href="Pictures/10000001000000250000003DB78262E9.png" xlink:type="simple" xlink:show="embed" xlink:actuate="onLoad" draw:mime-type="image/png"/></draw:frame></text:p>
          </table:table-cell>
          <table:table-cell table:style-name="Table7.A2" office:value-type="string">
            <text:p text:style-name="P82">Fear</text:p>
            <text:p text:style-name="P83">On hit, enemies have a 25% chance to get a fire speed debuff for 10 sec</text:p>
          </table:table-cell>
          <table:table-cell table:style-name="Table7.A2" office:value-type="string">
            <text:p text:style-name="P72"><draw:frame draw:style-name="fr2" draw:name="Image2 Copy 1 Copy 1 Copy 1 Copy 1 Copy 1 Copy 1 Copy 2" text:anchor-type="char" svg:width="0.811cm" svg:height="1.337cm" draw:z-index="34"><draw:image xlink:href="Pictures/10000001000000250000003D626F8504.png" xlink:type="simple" xlink:show="embed" xlink:actuate="onLoad" draw:mime-type="image/png"/></draw:frame></text:p>
          </table:table-cell>
          <table:table-cell table:style-name="Table7.E2" office:value-type="string">
            <text:p text:style-name="P105">Terror</text:p>
            <text:p text:style-name="P72">Enemies targeting <text:span text:style-name="T18">Condor</text:span> get a speed penalty (80% of their normal max speed)</text:p>
          </table:table-cell>
        </table:table-row>
        <table:table-row>
          <table:table-cell table:style-name="Table7.A2" office:value-type="string">
            <text:p text:style-name="P86"/>
            <text:p text:style-name="P86"/>
            <text:p text:style-name="P86"/>
          </table:table-cell>
          <table:table-cell table:style-name="Table7.A2" office:value-type="string">
            <text:p text:style-name="P72"><draw:frame draw:style-name="fr2" draw:name="Image2 Copy 1 Copy 1 Copy 1 Copy 1 Copy 1" text:anchor-type="char" svg:width="0.811cm" svg:height="1.337cm" draw:z-index="29"><draw:image xlink:href="Pictures/10000001000000250000003D090BE4D5.png" xlink:type="simple" xlink:show="embed" xlink:actuate="onLoad" draw:mime-type="image/png"/></draw:frame></text:p>
          </table:table-cell>
          <table:table-cell table:style-name="Table7.A2" office:value-type="string">
            <text:p text:style-name="P110">2</text:p>
            <text:p text:style-name="P111"/>
          </table:table-cell>
          <table:table-cell table:style-name="Table7.A2" office:value-type="string">
            <text:p text:style-name="P72"><draw:frame draw:style-name="fr2" draw:name="Image2 Copy 1 Copy 1 Copy 1 Copy 1 Copy 2" text:anchor-type="char" svg:width="0.811cm" svg:height="1.337cm" draw:z-index="30"><draw:image xlink:href="Pictures/10000001000000250000003D4D9B2022.png" xlink:type="simple" xlink:show="embed" xlink:actuate="onLoad" draw:mime-type="image/png"/></draw:frame></text:p>
          </table:table-cell>
          <table:table-cell table:style-name="Table7.E2" office:value-type="string">
            <text:p text:style-name="P87"/>
          </table:table-cell>
        </table:table-row>
        <table:table-row table:style-name="Table7.1">
          <table:table-cell table:style-name="Table7.A2" office:value-type="string">
            <text:p text:style-name="P112">Guardian</text:p>
            <text:p text:style-name="P113">While <text:span text:style-name="T19">Condor</text:span> is standing still double resistances and increased agro gain.</text:p>
          </table:table-cell>
          <table:table-cell table:style-name="Table7.A2" office:value-type="string">
            <text:p text:style-name="P72"/>
          </table:table-cell>
          <table:table-cell table:style-name="Table7.A2" office:value-type="string">
            <text:p text:style-name="P88">Unbreaking Blue Balls</text:p>
            <text:p text:style-name="P89">When Last Stand's effect is used, summon a circle of <text:span text:style-name="T19">Blue Bullets </text:span>around <text:span text:style-name="T19">Condor.</text:span></text:p>
          </table:table-cell>
          <table:table-cell table:style-name="Table7.A2" office:value-type="string">
            <text:p text:style-name="P72"/>
          </table:table-cell>
          <table:table-cell table:style-name="Table7.E2" office:value-type="string">
            <text:p text:style-name="P72"/>
          </table:table-cell>
        </table:table-row>
      </table:table>
      <text:p text:style-name="P91"/>
      <text:p text:style-name="P92">Tier 2 and Tier 3 upgrades can only be bought if:</text:p>
      <text:list text:continue-numbering="true" text:style-name="List_20_1">
        <text:list-item>
          <text:list>
            <text:list-item>
              <text:p text:style-name="P93"><text:span text:style-name="T6">An upgrade of the previous tier was bought</text:span></text:p>
            </text:list-item>
            <text:list-item>
              <text:p text:style-name="P94">Required upgrade are bought, represented by arrows after the descriptions.</text:p>
            </text:list-item>
          </text:list>
        </text:list-item>
      </text:list>
      <text:p text:style-name="P95"><text:span text:style-name="T7">Upgrades with the text “Can’t be used with X” cannot be bought of X was bough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1a1a1a" style:writing-mode="lr-tb" draw:fill="solid" draw:fill-color="#1a1a1a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1a1a1a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3T00:53:00.294000000</meta:creation-date>
    <dc:date>2025-07-04T22:23:25.860000000</dc:date>
    <meta:editing-duration>P1DT16H58M24S</meta:editing-duration>
    <meta:editing-cycles>85</meta:editing-cycles>
    <meta:generator>LibreOffice/24.8.6.2$Windows_X86_64 LibreOffice_project/6d98ba145e9a8a39fc57bcc76981d1fb1316c60c</meta:generator>
    <meta:print-date>2025-07-03T17:30:33.438000000</meta:print-date>
    <meta:printed-by>PDF files</meta:printed-by>
    <meta:document-statistic meta:table-count="7" meta:image-count="53" meta:object-count="0" meta:page-count="7" meta:paragraph-count="170" meta:word-count="965" meta:character-count="5406" meta:non-whitespace-character-count="4613"/>
  </office:meta>
</office:document-meta>
</file>